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paragraph-rsid="00112fdc"/>
    </style:style>
    <style:style style:name="P2" style:family="paragraph" style:parent-style-name="Standard" style:list-style-name="L1">
      <style:paragraph-properties fo:break-before="page"/>
      <style:text-properties officeooo:rsid="00112fdc" officeooo:paragraph-rsid="00112fdc"/>
    </style:style>
    <style:style style:name="P3" style:family="paragraph" style:parent-style-name="Standard">
      <style:text-properties officeooo:rsid="00112fdc" officeooo:paragraph-rsid="00112fdc"/>
    </style:style>
    <style:style style:name="P4" style:family="paragraph" style:parent-style-name="Standard">
      <style:paragraph-properties fo:break-before="page"/>
      <style:text-properties officeooo:rsid="00112fdc" officeooo:paragraph-rsid="00112fdc"/>
    </style:style>
    <style:style style:name="P5" style:family="paragraph" style:parent-style-name="Standard" style:list-style-name="">
      <style:text-properties officeooo:rsid="00112fdc" officeooo:paragraph-rsid="00112fdc"/>
    </style:style>
    <style:style style:name="T1" style:family="text">
      <style:text-properties officeooo:rsid="00112fd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Introdução</text:span></text:p>
        </text:list-item>
      </text:list>
      <text:p text:style-name="P3">O simulador foi desenvolvido em linguagem Java sem interface visual, os algoritmos foram separados em arquivo onde cada um dos algoritmos é responsável por cronometrar seu tempo de execução e realizar o processamento da sua política de substituição, todos os algoritmos recebem da classe Main os parâmetros de número de quadros, total de páginas distintas que podem ser endereçadas e uma lista de inteiros gerados de forma aleatória no intervalo do total de páginas distintas, a classe Main trata de não enviar uma página maior que o número de páginas distintas endereçáveis EX: total de páginas distintas endereçaveis = 256, gera-se então uma lista de inteiros aleatórios até 256.</text:p>
      <text:p text:style-name="P3"/>
      <text:p text:style-name="P5"/>
      <text:list text:continue-numbering="true" text:style-name="L1">
        <text:list-item>
          <text:p text:style-name="P2">Resultados e análise.</text:p>
        </text:list-item>
      </text:list>
      <text:p text:style-name="P3"/>
      <text:p text:style-name="P3">Todos os testes serão realizados com listas com 10 milhões de itens de tamanho, variaremos o número de quadro e o número de páginas distintas para fim de comparação.</text:p>
      <text:p text:style-name="P3"/>
      <text:p text:style-name="P3">Inciaremos com um o número de quadros sendo 75% do número de páginas distintas.</text:p>
      <text:p text:style-name="P3"/>
      <text:p text:style-name="P3">Número de quadros: 75</text:p>
      <text:p text:style-name="P3">Número total de páginas distintas: 100 </text:p>
      <text:p text:style-name="P3">Tamanho da sequência aleatória: 10000000.</text:p>
      <text:p text:style-name="P3"/>
      <text:p text:style-name="P3"># FIFO #</text:p>
      <text:p text:style-name="P3">Tempo de execução em ms: 230</text:p>
      <text:p text:style-name="P3">Número total de page faults: 2500618</text:p>
      <text:p text:style-name="P3"/>
      <text:p text:style-name="P3"># Segunda Chance #</text:p>
      <text:p text:style-name="P3">Tempo de execução em ms: 1403</text:p>
      <text:p text:style-name="P3">Número total de page faults: 2502336</text:p>
      <text:p text:style-name="P3"/>
      <text:p text:style-name="P3"># Relógio #</text:p>
      <text:p text:style-name="P3">Tempo de execução Relógio em ms: 1027</text:p>
      <text:p text:style-name="P3">Número de Page Faults: 2499983</text:p>
      <text:p text:style-name="P3"/>
      <text:p text:style-name="P3"># LRU #</text:p>
      <text:p text:style-name="P3">Tempo de execução em ms: 788</text:p>
      <text:p text:style-name="P3">Número total de page faults: 2498983</text:p>
      <text:p text:style-name="P3"/>
      <text:p text:style-name="P3"># NRU #</text:p>
      <text:p text:style-name="P3">Tempo de execução em ms: 621</text:p>
      <text:p text:style-name="P3">Número total de page faults: 2500607</text:p>
      <text:p text:style-name="P3"/>
      <text:p text:style-name="P3">Os resultados obtidos mostram que não houve uma diferença grande no número de page faults provavelmente devido ao fato de o tamanho da memória ser pouco menor que o número em relação ao tamanho das páginas distintas a serem acessadas. Já o tempo de execução variou bastante, sendo o algoritmo segunda chance baste ruim.</text:p>
      <text:p text:style-name="P3"/>
      <text:p text:style-name="P3"/>
      <text:p text:style-name="P4">Avançando para um caso onde o número de quadros corresponde a 50% do número de páginas distintas temos os seguintes resultados: </text:p>
      <text:p text:style-name="P3"/>
      <text:p text:style-name="P3">Número de quadros: 50</text:p>
      <text:p text:style-name="P3">Número total de páginas distintas: 100 </text:p>
      <text:p text:style-name="P3">Tamanho da sequência aleatória: 10000000.</text:p>
      <text:p text:style-name="P3"/>
      <text:p text:style-name="P3"># FIFO #</text:p>
      <text:p text:style-name="P3">Tempo de execução em ms: 298</text:p>
      <text:p text:style-name="P3">Número total de page faults: 4997981</text:p>
      <text:p text:style-name="P3"/>
      <text:p text:style-name="P3"># Segunda Chance #</text:p>
      <text:p text:style-name="P3">Tempo de execução em ms: 1009</text:p>
      <text:p text:style-name="P3">Número total de page faults: 4999724</text:p>
      <text:p text:style-name="P3"/>
      <text:p text:style-name="P3"># Relógio #</text:p>
      <text:p text:style-name="P3">Tempo de execução Relógio em ms: 853</text:p>
      <text:p text:style-name="P3">Número de Page Faults: 5000510</text:p>
      <text:p text:style-name="P3"/>
      <text:p text:style-name="P3"># LRU #</text:p>
      <text:p text:style-name="P3">Tempo de execução em ms: 588</text:p>
      <text:p text:style-name="P3">Número total de page faults: 4997787</text:p>
      <text:p text:style-name="P3"/>
      <text:p text:style-name="P3"># NRU #</text:p>
      <text:p text:style-name="P3">Tempo de execução em ms: 616</text:p>
      <text:p text:style-name="P3">Número total de page faults: 4999260</text:p>
      <text:p text:style-name="P3"/>
      <text:p text:style-name="P3">Percebe-se que em todos os casos o número de page faults aumentou em 100% haja vista a diminuição da capacidade da memória em relação ao número de páginas distintas, evidencia-se então um padrão para o número de page faults: (número de quadros/ número de páginas distintas) / tamanho da sequência, onde - &gt; (50/100)*1000000 = 5000000.</text:p>
      <text:p text:style-name="P4">CURIOSIDADE:</text:p>
      <text:p text:style-name="P3">Número de quadros: 7500</text:p>
      <text:p text:style-name="P3">Número total de páginas distintas: 10000</text:p>
      <text:p text:style-name="P3">Tamanho da sequência aleatória: 10000000</text:p>
      <text:p text:style-name="P3"/>
      <text:p text:style-name="P3"># FIFO #</text:p>
      <text:p text:style-name="P3">Tempo de execução em ms: 740</text:p>
      <text:p text:style-name="P3">Número total de page faults: 2503752</text:p>
      <text:p text:style-name="P3"/>
      <text:p text:style-name="P3"># Segunda Chance #</text:p>
      <text:p text:style-name="P3">Tempo de execução em ms: 171388</text:p>
      <text:p text:style-name="P3">Número total de page faults : 2501604</text:p>
      <text:p text:style-name="P3"/>
      <text:p text:style-name="P3"># Relógio #</text:p>
      <text:p text:style-name="P3">Tempo de execução Relógio em ms: 67997</text:p>
      <text:p text:style-name="P3">Número de Page Faults: 2499045</text:p>
      <text:p text:style-name="P3"/>
      <text:p text:style-name="P3"># LRU #</text:p>
      <text:p text:style-name="P3">Tempo de execução em ms: 124406</text:p>
      <text:p text:style-name="P3">Número total de page faults: 2504789</text:p>
      <text:p text:style-name="P3"/>
      <text:p text:style-name="P3"># NRU #</text:p>
      <text:p text:style-name="P3">Tempo de execução em ms: 54809</text:p>
      <text:p text:style-name="P3">Número total de page faults: 250333</text:p>
      <text:p text:style-name="P3"/>
      <text:p text:style-name="P3">Resultados obtidos ao usar uma memória com capacidade de 75% do número de páginas distintas, porém em uma ordem de grandeza 100x maior. Observa-se o aumento exponencial do tempo de execução, por exemplo para o algoritmo segunda chance, de 1403ms para 171388ms, há exceção é o algoritmo FIFO que parece lidar muito bem com acessos aleatórios mantendo a mesma faixa de page faults que os outros algoritmos, isso se deve ao fato de sua implementação ser muito simples, Primeiro a entrar Primeiro a sair, para acessos aleatórios esse algoritmo é muito bom. Por fim é necessário salientar que a escolha de utilizar acessos aleatórios é uma praticidade acadêmica haja vista a facilidade de gerar e preencher o array dessa forma, particularmente, nós do grupo não imaginamos que programas façam esse padrão de acesso de páginas aleatórias e sim requisitem uma página mais que outra, de forma a favorecer algum algoritmo, buscando diminuir a aleatoriedade da nossa lista vamos aproximar a mesma da distribuição norma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0:04:03.495349354</meta:creation-date>
    <dc:date>2023-11-19T22:50:52.645157341</dc:date>
    <meta:editing-duration>PT2H46M50S</meta:editing-duration>
    <meta:editing-cycles>1</meta:editing-cycles>
    <meta:document-statistic meta:table-count="0" meta:image-count="0" meta:object-count="0" meta:page-count="4" meta:paragraph-count="64" meta:word-count="728" meta:character-count="4200" meta:non-whitespace-character-count="3535"/>
    <meta:generator>LibreOffice/7.6.2.1$Linux_X86_64 LibreOffice_project/56f7684011345957bbf33a7ee678afaf4d2ba333</meta:generator>
  </office:meta>
</office:document-meta>
</file>